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04d061" officeooo:paragraph-rsid="0004d061"/>
    </style:style>
    <style:style style:name="P8" style:family="paragraph" style:parent-style-name="Standard">
      <style:text-properties officeooo:rsid="0010e1bc" officeooo:paragraph-rsid="0010e1bc"/>
    </style:style>
    <style:style style:name="P9" style:family="paragraph" style:parent-style-name="Standard">
      <style:text-properties officeooo:rsid="00180100" officeooo:paragraph-rsid="00180100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802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/>
      <text:p text:style-name="P1"/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  <text:p text:style-name="P6"/>
      <text:p text:style-name="P9">Obs: Quando manda mensagem ela é enviada mas fica desabilitada na tela (clica nela e nada acontece com, imagens, contatos, e documento<text:span text:style-name="T8">s, isso serve tambem para carregamentos de APIs</text:span>. Isso acontece porque atulizavamos a tela usando o inerHTML , isso que<text:span text:style-name="T8">r</text:span> dizer que eu pegava uma string com innerHTML e colocava no lugar <text:span text:style-name="T8">d</text:span>o elemento que estava com o DOM com todos os efeitos e eventos, e como é uma string ela <text:span text:style-name="T8">perdia todos os recursos de programação</text:span>.</text:p>
      <text:p text:style-name="P9"/>
      <text:p text:style-name="P9">ERRADO</text:p>
      <text:p text:style-name="P9">( </text:p>
      <text:p text:style-name="P9"><text:s/>this.el.panelMessagesContainer.querySelector('#_' + data.id).innerHTML = messageEl.innerHTML; )</text:p>
      <text:p text:style-name="P9"/>
      <text:p text:style-name="P9"/>
      <text:p text:style-name="P9"/>
      <text:p text:style-name="P9"><text:soft-page-break/></text:p>
      <text:p text:style-name="P9">CORRETO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17T13:36:26.171937135</dc:date>
    <meta:editing-duration>P1DT39M1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21" meta:word-count="245" meta:character-count="1456" meta:non-whitespace-character-count="1219"/>
  </office:meta>
</office:document-meta>
</file>